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40018327E44A5A78F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7.88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00pt" style:font-size-asian="18pt" style:font-size-complex="18pt"/>
    </style:style>
    <style:style style:name="T1" style:family="text">
      <style:text-properties fo:color="#ffffff" fo:font-size="10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5.67cm" svg:x="1cm" svg:y="1cm">
          <draw:image xlink:href="Pictures/10000201000005000000040018327E44A5A78F12.png" xlink:type="simple" xlink:show="embed" xlink:actuate="onLoad" loext:mime-type="image/png">
            <text:p/>
          </draw:image>
        </draw:frame>
        <draw:frame draw:style-name="gr2" draw:text-style-name="P3" draw:layer="layout" svg:width="12.319cm" svg:height="8.133cm" svg:x="4.683cm" svg:y="5.059cm">
          <draw:text-box>
            <text:p text:style-name="P2"><text:span text:style-name="T1">SWIFT</text:span><text:span text:style-name="T1"><text:line-break/></text:span><text:span text:style-name="T1">LINU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07T16:41:17.911203760</meta:creation-date>
    <meta:generator>LibreOffice/6.1.5.2$Linux_X86_64 LibreOffice_project/10$Build-2</meta:generator>
    <dc:date>2022-10-07T17:00:44.144737288</dc:date>
    <meta:editing-duration>PT16M44S</meta:editing-duration>
    <meta:editing-cycles>3</meta:editing-cycles>
    <meta:document-statistic meta:object-count="2"/>
  </office:meta>
</office:document-meta>
</file>